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T3" style:parent-style-name="StrongEmphasis" style:family="text">
      <style:text-properties fo:color="#FF0000"/>
    </style:style>
    <style:style style:name="T4" style:parent-style-name="Emphasis" style:family="text">
      <style:text-properties fo:color="#FF0000"/>
    </style:style>
    <style:style style:name="P5" style:parent-style-name="Standard" style:family="paragraph"/>
    <style:style style:name="P6" style:parent-style-name="Standard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T11" style:parent-style-name="DefaultParagraphFont" style:family="text">
      <style:text-properties fo:color="#333333" fo:font-size="10.5pt" style:font-size-asian="10.5pt" fo:background-color="#FFFFFF"/>
    </style:style>
    <style:style style:name="P12" style:parent-style-name="Textbody" style:family="paragraph">
      <style:paragraph-properties style:line-height-at-least="0.2916in"/>
    </style:style>
    <style:style style:name="T13" style:parent-style-name="DefaultParagraphFont" style:family="text">
      <style:text-properties fo:color="#333333" fo:font-size="10.5pt" style:font-size-asian="10.5pt" fo:background-color="#FFFFFF"/>
    </style:style>
    <style:style style:name="T14" style:parent-style-name="DefaultParagraphFont" style:family="text">
      <style:text-properties fo:color="#333333" fo:font-size="10.5pt" style:font-size-asian="10.5pt" fo:background-color="#FFFFFF"/>
    </style:style>
    <style:style style:name="P15" style:parent-style-name="Textbody" style:family="paragraph">
      <style:paragraph-properties style:line-height-at-least="0.2916in"/>
      <style:text-properties fo:color="#333333" fo:font-size="10.5pt" style:font-size-asian="10.5pt" fo:background-color="#FFFFFF"/>
    </style:style>
    <style:style style:name="P16" style:parent-style-name="Textbody" style:family="paragraph">
      <style:paragraph-properties style:line-height-at-least="0.2916in"/>
      <style:text-properties fo:color="#333333" fo:font-size="10.5pt" style:font-size-asian="10.5pt" fo:background-color="#FFFFFF"/>
    </style:style>
    <style:style style:name="P17" style:parent-style-name="Textbody" style:family="paragraph">
      <style:paragraph-properties style:line-height-at-least="0.2916in"/>
    </style:style>
    <style:style style:name="T18" style:parent-style-name="DefaultParagraphFont" style:family="text">
      <style:text-properties fo:color="#333333" fo:font-size="10.5pt" style:font-size-asian="10.5pt" fo:background-color="#FFFFFF"/>
    </style:style>
    <style:style style:name="T19" style:parent-style-name="DefaultParagraphFont" style:family="text">
      <style:text-properties fo:color="#333333" fo:font-size="10.5pt" style:font-size-asian="10.5pt" fo:background-color="#FFFFFF"/>
    </style:style>
    <style:style style:name="P20" style:parent-style-name="Standard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Standard" style:family="paragraph"/>
    <style:style style:name="P24" style:parent-style-name="PreformattedText" style:family="paragraph">
      <style:paragraph-properties fo:margin-bottom="0.1965in"/>
    </style:style>
    <style:style style:name="P25" style:parent-style-name="PreformattedText" style:family="paragraph">
      <style:paragraph-properties fo:margin-bottom="0.1965in"/>
    </style:style>
    <style:style style:name="P26" style:parent-style-name="PreformattedText" style:family="paragraph">
      <style:paragraph-properties fo:margin-bottom="0.1965in"/>
    </style:style>
    <style:style style:name="P27" style:parent-style-name="PreformattedText" style:family="paragraph">
      <style:paragraph-properties fo:margin-bottom="0.1965in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</style:style>
    <style:style style:name="P30" style:parent-style-name="PreformattedText" style:family="paragraph">
      <style:paragraph-properties fo:margin-bottom="0.1965in" fo:text-indent="0.4923in"/>
    </style:style>
    <style:style style:name="P31" style:parent-style-name="PreformattedText" style:family="paragraph">
      <style:paragraph-properties fo:margin-bottom="0.1965in"/>
    </style:style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</office:automatic-styles>
  <office:body>
    <office:text text:use-soft-page-breaks="true">
      <text:list text:style-name="LFO1" text:continue-numbering="true">
        <text:list-item>
          <text:p text:style-name="P1">Share Folder between the Windows 7 and Ubuntu</text:p>
        </text:list-item>
      </text:list>
      <text:p text:style-name="Standard"><text:a xlink:href="http://www.howtogeek.com/75705/access-shared-folders-in-a-virtualbox-ubuntu-11.04-virtual-machine/" office:target-frame-name="_top" xlink:show="replace">http://www.howtogeek.com/75705/access-shared-folders-in-a-virtualbox-ubuntu-11.04-virtual-machine/</text:a></text:p>
      <text:list text:style-name="LFO1" text:continue-numbering="true">
        <text:list-item>
          <text:p text:style-name="P2">Ubuntu version command here</text:p>
        </text:list-item>
      </text:list>
      <text:p text:style-name="Standard"><text:a xlink:href="http://www.watchingthenet.com/add-open-command-prompt-here-functionality-to-nautilus-in-ubuntu.html" office:target-frame-name="_top" xlink:show="replace">http://www.watchingthenet.com/add-open-command-prompt-here-functionality-to-nautilus-in-ubuntu.html</text:a></text:p>
      <text:p text:style-name="Standard"><text:span text:style-name="T3">sudo apt-get install nautilus-open-terminal</text:span></text:p>
      <text:p text:style-name="Standard"><text:span text:style-name="T4">killall nautilus</text:span></text:p>
      <text:list text:style-name="LFO1" text:continue-numbering="true">
        <text:list-item>
          <text:p text:style-name="P5">Emacs and Git environment setup</text:p>
          <text:list text:continue-numbering="true">
            <text:list-item>
              <text:p text:style-name="P6">Run<text:s/><text:span text:style-name="T7">initgit</text:span><text:s/>sh</text:p>
            </text:list-item>
          </text:list>
        </text:list-item>
      </text:list>
      <text:p text:style-name="Standard">sudo ./initgit</text:p>
      <text:list text:style-name="LFO1" text:continue-numbering="true">
        <text:list-item>
          <text:list>
            <text:list-item>
              <text:p text:style-name="P8">Init the emacs configuration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9">Setup JDK 1.6</text:p>
          <text:list text:continue-numbering="true">
            <text:list-item>
              <text:p text:style-name="P10"><text:span text:style-name="T11">添加这个源：</text:span></text:p>
            </text:list-item>
          </text:list>
        </text:list-item>
      </text:list>
      <text:p text:style-name="P12"><text:tab/><text:tab/>sudo add-apt-repository "<text:span text:style-name="T13">deb http://us.archive.ubuntu.com/ubuntu/ hardy multiverse"<text:s/></text:span><text:span text:style-name="T14">。</text:span></text:p>
      <text:list text:style-name="LFO2" text:continue-numbering="true">
        <text:list-item>
          <text:list>
            <text:list-item>
              <text:list>
                <text:list-item>
                  <text:p text:style-name="P15">sudo apt-get update</text:p>
                </text:list-item>
                <text:list-item>
                  <text:p text:style-name="P16">sudo apt-get install sun-java6-jdk</text:p>
                </text:list-item>
              </text:list>
            </text:list-item>
          </text:list>
        </text:list-item>
      </text:list>
      <text:p text:style-name="P17"><text:span text:style-name="T18"><text:tab/>Check<text:s/></text:span><text:a xlink:href="http://www.2cto.com/os/201203/121724.html" office:target-frame-name="_top" xlink:show="replace">http://www.2cto.com/os/201203/121724.html</text:a><text:span text:style-name="T19"><text:s/>for more information or</text:span></text:p>
      <text:list text:style-name="LFO1">
        <text:list-item text:start-value="1">
          <text:p text:style-name="P20">Ubuntu中Nvidia显卡3D桌面运行效率加速方法</text:p>
        </text:list-item>
      </text:list>
      <text:p text:style-name="Textbody">经过测试，在<text:a xlink:href="http://www.linuxidc.com/topicnews.aspx?tid=2" office:target-frame-name="_top" xlink:show="replace">Ubuntu</text:a>中以下方法能明显提高nvidia显卡的3D桌面运行效率</text:p>
      <text:list text:style-name="LFO1" text:continue-numbering="true">
        <text:list-item>
          <text:list>
            <text:list-item>
              <text:p text:style-name="P21">.在compiz-manager的general－display settings,关闭与Vblank同步，打开这个选项，3D效果会比不打开时略好一点（但不仔细看是看不出），<text:s/><text:line-break/>但如果关闭之后，3D速度会明显提高，所以我们选择关闭它。</text:p>
            </text:list-item>
            <text:list-item>
              <text:p text:style-name="P22">备份/etc/X11/xorg.conf,然后在里面加入以下内容<text:s/><text:line-break/>在<text:s/>Section "Screen"<text:s/>里面添加<text:s/><text:line-break/><text:tab/>Option "AddARGBGLXVisuals" "True"</text:p>
            </text:list-item>
          </text:list>
        </text:list-item>
      </text:list>
      <text:p text:style-name="Textbody">在<text:s/>Section "Device"<text:s/>里面添加<text:s/><text:line-break/><text:s/><text:tab/>Option "TripleBuffer" "true"</text:p>
      <text:p text:style-name="Textbody">在文档末尾添加<text:line-break/><text:tab/><text:bookmark-start text:name="__DdeLink__114_1342116513"/>Section "Extensions"<text:s/><text:line-break/><text:tab/>Option "Composite" "Enable"<text:s/><text:line-break/><text:tab/>EndSection<text:bookmark-end text:name="__DdeLink__114_1342116513"/></text:p>
      <text:p text:style-name="Textbody"><text:tab/><text:s text:c="5"/>保存后，重启一下X就OK了。</text:p>
      <text:p text:style-name="Textbody"><text:tab/>另外如果Ubuntu下3D桌面运行一段长时间后发现速度有较明显降低，最好是按<text:tab/>ctrl+alt+backspace重启一下X。 </text:p>
      <text:list text:style-name="LFO1" text:continue-numbering="true">
        <text:list-item>
          <text:p text:style-name="P23">Install perforce</text:p>
        </text:list-item>
      </text:list>
      <text:p text:style-name="PreformattedText"><text:span text:style-name="SourceText">tar xvfz p4v.tgz</text:span></text:p>
      <text:p text:style-name="PreformattedText"><text:span text:style-name="SourceText"><text:tab/>cd p4v-2010.2.317255</text:span></text:p>
      <text:p text:style-name="PreformattedText"><text:span text:style-name="SourceText"><text:tab/>sudo cp bin/* /usr/bin/</text:span></text:p>
      <text:soft-page-break/>
      <text:p text:style-name="P24"><text:span text:style-name="SourceText"><text:tab/>sudo cp -r lib/* /usr/lib/</text:span></text:p>
      <text:p text:style-name="P25"><text:span text:style-name="SourceText"><text:s text:c="12"/>$cd /foo</text:span></text:p>
      <text:p text:style-name="PreformattedText"><text:s text:c="12"/>$gunzip p4v.tgz</text:p>
      <text:p text:style-name="PreformattedText"><text:s text:c="12"/>$tar xvf p4v.tar</text:p>
      <text:p text:style-name="P26"><text:s text:c="12"/>$ln -s foo/p4v-2010.2-123456/bin/p4v /usr/local/bin/p4v</text:p>
      <text:p text:style-name="P27"/>
      <text:p text:style-name="P28"><text:span text:style-name="SourceText"><text:tab/></text:span><text:a xlink:href="http://superuser.com/questions/307355/installing-perforce-client-on-ubuntu" office:target-frame-name="_top" xlink:show="replace"><text:span text:style-name="SourceText">http://superuser.com/questions/307355/installing-perforce-client-</text:span><text:span text:style-name="SourceText">on-ubuntu</text:span></text:a></text:p>
      <text:p text:style-name="P29"><text:span text:style-name="SourceText"><text:tab/>Ref here to know how to setup p4 command</text:span></text:p>
      <text:p text:style-name="P30">http://affy.blogspot.com/2007/09/setting-up-ubuntu-perforce-server.html</text:p>
      <text:p text:style-name="P31"/>
      <text:list text:style-name="LFO1" text:continue-numbering="true">
        <text:list-item>
          <text:p text:style-name="P32">Android NDK Env</text:p>
        </text:list-item>
      </text:list>
      <text:p text:style-name="Standard"><text:a xlink:href="http://os.51cto.com/art/201106/272152.htm" office:target-frame-name="_top" xlink:show="replace">http://os.51cto.com/art/201106/272152.htm</text:a></text:p>
      <text:p text:style-name="Standard"/>
      <text:p text:style-name="Standard">1. Install packages</text:p>
      <text:p text:style-name="Standard">sudo apt-get install <text:s/>ruby rubygems ruby-dev libnokogiri-ruby ant libxml2 libxml2-dev libxslt1-dev</text:p>
      <text:list text:style-name="LFO4" text:continue-numbering="true">
        <text:list-item>
          <text:list>
            <text:list-item>
              <text:list>
                <text:list-item>
                  <text:p text:style-name="P33">Update<text:s/>~/.profil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tab/>PATH="$HOME/android-sdk-linux/tools:$HOME/android-sdk-linux/platform-tools:$HOME/android-ndk-r8b:$PATH"</text:p>
      <text:p text:style-name="Standard"/>
      <text:p text:style-name="Standard"><text:tab/>PATH="$HOME/workspace/lib:$HOME/eclipse:$PATH"</text:p>
      <text:list text:style-name="LFO5" text:continue-numbering="true">
        <text:list-item>
          <text:list>
            <text:list-item>
              <text:list>
                <text:list-item>
                  <text:p text:style-name="P34">ADB setting</text:p>
                </text:list-item>
              </text:list>
            </text:list-item>
          </text:list>
        </text:list-item>
      </text:list>
      <text:p text:style-name="Standard"><text:a xlink:href="https://developer.android.com/tools/device.html" office:target-frame-name="_top" xlink:show="replace">https://developer.android.com/tools/device.html</text:a>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5"><text:span text:style-name="SourceText">sudo emacs /etc/udev/rules.d/51-android.rules</text:span></text:p>
                    </text:list-item>
                    <text:list-item>
                      <text:p text:style-name="P36"><text:span text:style-name="SourceText">Cont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SourceText">SUBSYSTEM=="usb", ATTR{idVendor}=="0bb4", MODE="0666", GROUP="plugdev"</text:span></text:p>
      <text:p text:style-name="Standard"><text:span text:style-name="SourceText">SUBSYSTEM=="usb", ATTR{idVendor}=="0b05", MODE="0666", GROUP="plugdev"</text:span></text:p>
      <text:p text:style-name="Standard"><text:span text:style-name="SourceText">SUBSYSTEM=</text:span><text:span text:style-name="SourceText">="usb", ATTR{idVendor}=="18d1", MODE="0666", GROUP="plugdev"</text:span></text:p>
      <text:p text:style-name="Standard"><text:span text:style-name="SourceText">SUBSYSTEM=="usb", ATTR{idVendor}=="04e8", MODE="0666", GROUP="plugdev"</text:span>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7"><text:span text:style-name="SourceText">chmod a+r /etc/udev/rules.d/51-android.rul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DejaVu Sans Mono" style:font-name-asian="DejaVu Sans" style:font-name-complex="DejaVu Sans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angjiay </meta:initial-creator>
    <dc:creator>Jalen-Jiayue Wang</dc:creator>
    <meta:creation-date>2012-10-26T10:53:00Z</meta:creation-date>
    <dc:date>2012-12-04T01:49:00Z</dc:date>
    <meta:template xlink:href="Normal.dotm" xlink:type="simple"/>
    <meta:editing-cycles>30</meta:editing-cycles>
    <meta:editing-duration>PT6480S</meta:editing-duration>
    <meta:document-statistic meta:page-count="2" meta:paragraph-count="5" meta:word-count="443" meta:character-count="2967" meta:row-count="21" meta:non-whitespace-character-count="2529"/>
  </office:meta>
</office:document-meta>
</file>